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4pt" officeooo:rsid="000a0f62" officeooo:paragraph-rsid="000a0f62" style:font-size-asian="14pt" style:font-size-complex="14pt"/>
    </style:style>
    <style:style style:name="P2" style:family="paragraph" style:parent-style-name="Standard" style:list-style-name="L1">
      <style:text-properties style:font-name="Times New Roman" fo:font-size="14pt" officeooo:rsid="000b3ed5" officeooo:paragraph-rsid="000b3ed5" style:font-size-asian="14pt" style:font-size-complex="14pt"/>
    </style:style>
    <style:style style:name="P3" style:family="paragraph" style:parent-style-name="Standard" style:list-style-name="L1">
      <style:text-properties style:font-name="Times New Roman" fo:font-size="14pt" officeooo:rsid="000d2d63" officeooo:paragraph-rsid="000d2d63" style:font-size-asian="14pt" style:font-size-complex="14pt"/>
    </style:style>
    <style:style style:name="P4" style:family="paragraph" style:parent-style-name="Standard" style:list-style-name="L1">
      <style:text-properties style:font-name="Times New Roman" fo:font-size="14pt" officeooo:rsid="000dda19" officeooo:paragraph-rsid="000dda19" style:font-size-asian="14pt" style:font-size-complex="14pt"/>
    </style:style>
    <style:style style:name="P5" style:family="paragraph" style:parent-style-name="Standard" style:list-style-name="L1">
      <style:text-properties style:font-name="Times New Roman" fo:font-size="14pt" officeooo:rsid="0011fa96" officeooo:paragraph-rsid="0011fa96" style:font-size-asian="14pt" style:font-size-complex="14pt"/>
    </style:style>
    <style:style style:name="P6" style:family="paragraph" style:parent-style-name="Standard" style:list-style-name="L1">
      <style:text-properties style:font-name="Times New Roman" fo:font-size="14pt" officeooo:rsid="00137f18" officeooo:paragraph-rsid="00137f18" style:font-size-asian="14pt" style:font-size-complex="14pt"/>
    </style:style>
    <style:style style:name="P7" style:family="paragraph" style:parent-style-name="Standard" style:list-style-name="L1">
      <style:text-properties style:font-name="Times New Roman" fo:font-size="14pt" officeooo:rsid="0013fab6" officeooo:paragraph-rsid="0013fab6" style:font-size-asian="14pt" style:font-size-complex="14pt"/>
    </style:style>
    <style:style style:name="P8" style:family="paragraph" style:parent-style-name="Standard" style:list-style-name="L1">
      <style:text-properties style:font-name="Times New Roman" fo:font-size="14pt" officeooo:rsid="00150964" officeooo:paragraph-rsid="00150964" style:font-size-asian="14pt" style:font-size-complex="14pt"/>
    </style:style>
    <style:style style:name="P9" style:family="paragraph" style:parent-style-name="Standard" style:list-style-name="L1">
      <style:text-properties style:font-name="Times New Roman" fo:font-size="14pt" officeooo:rsid="00150964" officeooo:paragraph-rsid="002a156a" style:font-size-asian="14pt" style:font-size-complex="14pt"/>
    </style:style>
    <style:style style:name="P10" style:family="paragraph" style:parent-style-name="Standard" style:list-style-name="L1">
      <style:text-properties style:font-name="Times New Roman" fo:font-size="14pt" officeooo:rsid="00150964" officeooo:paragraph-rsid="002bc0da" style:font-size-asian="14pt" style:font-size-complex="14pt"/>
    </style:style>
    <style:style style:name="P11" style:family="paragraph" style:parent-style-name="Standard" style:list-style-name="L1">
      <style:text-properties officeooo:rsid="000a0f62" officeooo:paragraph-rsid="000a0f62"/>
    </style:style>
    <style:style style:name="P12" style:family="paragraph" style:parent-style-name="Standard" style:list-style-name="L1">
      <style:text-properties fo:color="#000000" style:font-name="Times New Roman" fo:font-size="14pt" officeooo:rsid="00150964" officeooo:paragraph-rsid="002bc0da" style:font-size-asian="14pt" style:font-size-complex="14pt"/>
    </style:style>
    <style:style style:name="P13" style:family="paragraph" style:parent-style-name="Text_20_body">
      <style:text-properties style:font-name="Times New Roman" fo:font-size="16pt" fo:font-style="italic" officeooo:rsid="0031a102" officeooo:paragraph-rsid="0031a102" style:font-size-asian="16pt" style:font-style-asian="italic" style:font-size-complex="16pt" style:font-style-complex="italic"/>
    </style:style>
    <style:style style:name="P14" style:family="paragraph" style:parent-style-name="Heading_20_3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1" style:family="text">
      <style:text-properties officeooo:rsid="0016cc5d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officeooo:rsid="001f4d0e"/>
    </style:style>
    <style:style style:name="T4" style:family="text">
      <style:text-properties fo:color="#00a65d"/>
    </style:style>
    <style:style style:name="T5" style:family="text">
      <style:text-properties fo:color="#00a65d" style:font-name="Times New Roman" fo:font-size="14pt" style:font-size-asian="14pt" style:font-size-complex="14pt"/>
    </style:style>
    <style:style style:name="T6" style:family="text">
      <style:text-properties fo:color="#00a65d" officeooo:rsid="000ce0a3"/>
    </style:style>
    <style:style style:name="T7" style:family="text">
      <style:text-properties fo:color="#00a65d" officeooo:rsid="000f5e2f"/>
    </style:style>
    <style:style style:name="T8" style:family="text">
      <style:text-properties fo:color="#00a65d" officeooo:rsid="0014de28"/>
    </style:style>
    <style:style style:name="T9" style:family="text">
      <style:text-properties fo:color="#00a65d" officeooo:rsid="001f4d0e"/>
    </style:style>
    <style:style style:name="T10" style:family="text">
      <style:text-properties fo:color="#00a65d" officeooo:rsid="0029ebb1"/>
    </style:style>
    <style:style style:name="T11" style:family="text">
      <style:text-properties fo:color="#00a65d" officeooo:rsid="002cfa0f"/>
    </style:style>
    <style:style style:name="T12" style:family="text">
      <style:text-properties fo:color="#00a65d" officeooo:rsid="002d538e"/>
    </style:style>
    <style:style style:name="T13" style:family="text">
      <style:text-properties fo:color="#00a65d" officeooo:rsid="002f62c2"/>
    </style:style>
    <style:style style:name="T14" style:family="text">
      <style:text-properties fo:color="#00a65d" officeooo:rsid="00325594"/>
    </style:style>
    <style:style style:name="T15" style:family="text">
      <style:text-properties fo:color="#00a65d" officeooo:rsid="003306aa"/>
    </style:style>
    <style:style style:name="T16" style:family="text">
      <style:text-properties fo:color="#00a65d" officeooo:rsid="00348d90"/>
    </style:style>
    <style:style style:name="T17" style:family="text">
      <style:text-properties fo:color="#00a65d" officeooo:rsid="0037e281"/>
    </style:style>
    <style:style style:name="T18" style:family="text">
      <style:text-properties fo:color="#00a65d" officeooo:rsid="00396b08"/>
    </style:style>
    <style:style style:name="T19" style:family="text">
      <style:text-properties fo:color="#00a65d" officeooo:rsid="003a7524"/>
    </style:style>
    <style:style style:name="T20" style:family="text">
      <style:text-properties fo:color="#00a65d" officeooo:rsid="003c0846"/>
    </style:style>
    <style:style style:name="T21" style:family="text">
      <style:text-properties fo:color="#000000" officeooo:rsid="001f4d0e"/>
    </style:style>
    <style:style style:name="T22" style:family="text">
      <style:text-properties fo:color="#000000" officeooo:rsid="002bc0da"/>
    </style:style>
    <style:style style:name="T23" style:family="text">
      <style:text-properties fo:color="#000000" officeooo:rsid="002f62c2"/>
    </style:style>
    <style:style style:name="T24" style:family="text">
      <style:text-properties fo:color="#000000" officeooo:rsid="003306aa"/>
    </style:style>
    <style:style style:name="T25" style:family="text">
      <style:text-properties fo:color="#000000" officeooo:rsid="00348d90"/>
    </style:style>
    <style:style style:name="T26" style:family="text">
      <style:text-properties officeooo:rsid="003306aa"/>
    </style:style>
    <style:style style:name="T27" style:family="text">
      <style:text-properties officeooo:rsid="003a7524"/>
    </style:style>
    <style:style style:name="T28" style:family="text">
      <style:text-properties officeooo:rsid="003c08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Git Tutorial</text:h>
      <text:p text:style-name="P13">Do the below steps after downloading Git</text:p>
      <text:list xml:id="list3253852148" text:style-name="L1">
        <text:list-item>
          <text:p text:style-name="P1">Config our username : <text:span text:style-name="T4">git config --global user.name “Nachiket Paranjape”</text:span></text:p>
        </text:list-item>
        <text:list-item>
          <text:p text:style-name="P11"><text:span text:style-name="T2">Config our email : </text:span><text:span text:style-name="T5">git config –global user.email “</text:span><text:a xlink:type="simple" xlink:href="mailto:nachiket@email.com" text:style-name="Internet_20_link" text:visited-style-name="Visited_20_Internet_20_Link">nachiket@email.com</text:a><text:span text:style-name="T5">”</text:span></text:p>
        </text:list-item>
        <text:list-item>
          <text:p text:style-name="P2"><text:span text:style-name="T1">l</text:span>ist setting : <text:span text:style-name="T4">git config –list, </text:span><text:span text:style-name="T6">git config user.email</text:span></text:p>
        </text:list-item>
        <text:list-item>
          <text:p text:style-name="P3">to get help : <text:span text:style-name="T4">git help function-name</text:span></text:p>
        </text:list-item>
        <text:list-item>
          <text:p text:style-name="P4">create a repository : <text:span text:style-name="T4">change path to the folder that you want git to manage. </text:span><text:span text:style-name="T10">Then enter :</text:span><text:span text:style-name="T7"> git init</text:span></text:p>
        </text:list-item>
        <text:list-item>
          <text:p text:style-name="P5">add all changes to the projects : <text:span text:style-name="T4">git add</text:span> .</text:p>
        </text:list-item>
        <text:list-item>
          <text:p text:style-name="P6">commit all changes to the project : <text:span text:style-name="T4">git commit -m ”comment”</text:span></text:p>
        </text:list-item>
        <text:list-item>
          <text:p text:style-name="P7"><text:span text:style-name="T26">h</text:span>ow to view commit history : <text:span text:style-name="T4">git log , </text:span><text:span text:style-name="T8">git log –author=”name”</text:span></text:p>
        </text:list-item>
        <text:list-item>
          <text:p text:style-name="P8">check all local files against repository to check changes : <text:span text:style-name="T4">git status</text:span></text:p>
        </text:list-item>
        <text:list-item>
          <text:p text:style-name="P8"><text:s/><text:span text:style-name="T26">to check changes of repository file with local file : </text:span><text:span text:style-name="T9">git diff</text:span><text:span text:style-name="T3"> </text:span></text:p>
        </text:list-item>
        <text:list-item>
          <text:p text:style-name="P9"><text:span text:style-name="T3"><text:s/>to check changes of repository file with stage file : </text:span><text:span text:style-name="T9">git diff –staged</text:span></text:p>
        </text:list-item>
        <text:list-item>
          <text:p text:style-name="P10"><text:span text:style-name="T9"><text:s/></text:span><text:span text:style-name="T15">t</text:span><text:span text:style-name="T21">o </text:span><text:span text:style-name="T22">delete</text:span><text:span text:style-name="T21"> </text:span><text:span text:style-name="T22">files</text:span><text:span text:style-name="T9"> : git </text:span><text:span text:style-name="T11">rm file-name, then commit changes <text:s text:c="17"/>------ </text:span><text:span text:style-name="T12">when you use git rm, it deletes the file from local and then you need to commit the changes.</text:span></text:p>
        </text:list-item>
        <text:list-item>
          <text:p text:style-name="P10"><text:span text:style-name="T9"><text:s/></text:span><text:span text:style-name="T24">h</text:span><text:span text:style-name="T23">ow to rename files</text:span><text:span text:style-name="T13"> : </text:span><text:span text:style-name="T14">git mv old-file-name new-file-name</text:span></text:p>
        </text:list-item>
        <text:list-item>
          <text:p text:style-name="P10"><text:span text:style-name="T14"><text:s/></text:span><text:span text:style-name="T25">how to commit directly to repository</text:span><text:span text:style-name="T16"> : </text:span><text:span text:style-name="T17">git commit -am “message” </text:span><text:span text:style-name="T18">(commits every file)</text:span></text:p>
        </text:list-item>
        <text:list-item>
          <text:p text:style-name="P12"><text:s/><text:span text:style-name="T27">to download files from repository – </text:span><text:span text:style-name="T19">git checkout – filename</text:span></text:p>
        </text:list-item>
        <text:list-item>
          <text:p text:style-name="P12"><text:span text:style-name="T19"><text:s/></text:span><text:span text:style-name="T28">how to unstage files if we dont want to commit – </text:span><text:span text:style-name="T20">git reset HEA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7:33:17.796469322</meta:creation-date>
    <dc:date>2018-12-11T14:30:22.173299399</dc:date>
    <meta:editing-duration>PT3H27M24S</meta:editing-duration>
    <meta:editing-cycles>48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225" meta:character-count="1227" meta:non-whitespace-character-count="1009"/>
  </office:meta>
</office:document-meta>
</file>